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1979da"/>
    </style:style>
    <style:style style:name="P3" style:family="paragraph" style:parent-style-name="Standard">
      <style:paragraph-properties fo:margin-top="0in" fo:margin-bottom="0.1402in" style:contextual-spacing="true" fo:line-height="200%"/>
      <style:text-properties officeooo:paragraph-rsid="0017f4d7"/>
    </style:style>
    <style:style style:name="P4" style:family="paragraph" style:parent-style-name="Standard" style:master-page-name="Standard">
      <style:paragraph-properties fo:line-height="100%" fo:text-align="end" style:justify-single-word="false" style:page-number="auto"/>
      <style:text-properties style:font-name="Times New Roman" fo:font-size="12pt" style:font-size-asian="12pt" style:font-name-complex="Times New Roman1" style:font-size-complex="12pt"/>
    </style:style>
    <style:style style:name="P5" style:family="paragraph" style:parent-style-name="Standard">
      <style:paragraph-properties fo:line-height="200%"/>
      <style:text-properties officeooo:paragraph-rsid="001b927a"/>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17f4d7" style:font-size-asian="12pt" style:font-name-complex="Times New Roman1" style:font-size-complex="12pt"/>
    </style:style>
    <style:style style:name="T3" style:family="text">
      <style:text-properties style:font-name="Times New Roman" fo:font-size="12pt" officeooo:rsid="001979da" style:font-size-asian="12pt" style:font-name-complex="Times New Roman1" style:font-size-complex="12pt"/>
    </style:style>
    <style:style style:name="T4" style:family="text">
      <style:text-properties style:font-name="Times New Roman" fo:font-size="12pt" officeooo:rsid="001b927a" style:font-size-asian="12pt" style:font-name-complex="Times New Roman1" style:font-size-complex="12pt"/>
    </style:style>
    <style:style style:name="T5" style:family="text">
      <style:text-properties style:font-name="Times New Roman" fo:font-size="12pt" officeooo:rsid="001cd9de" style:font-size-asian="12pt" style:font-name-complex="Times New Roman1" style:font-size-complex="12pt"/>
    </style:style>
    <style:style style:name="T6" style:family="text">
      <style:text-properties style:font-name="Times New Roman" fo:font-size="12pt" officeooo:rsid="001d8fe4" style:font-size-asian="12pt" style:font-name-complex="Times New Roman1" style:font-size-complex="12pt"/>
    </style:style>
    <style:style style:name="T7" style:family="text">
      <style:text-properties officeooo:rsid="001b92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trick Austin<text:line-break/>CS 202 Project <text:span text:style-name="T7">4</text:span> Documentation</text:p>
      <text:p text:style-name="P5"><text:span text:style-name="T1">Purpose: <text:line-break/>The</text:span><text:span text:style-name="T3"> purpose of this project is to re-implement </text:span><text:span text:style-name="T4">the functionality of our previous project, but using dynamic memory for all arrays. </text:span><text:span text:style-name="T5">The players data file can also be modified according to the format specified by the professor to allow for a variable number of players to enter the game.</text:span><text:span text:style-name="T4"> The project also maintains the previous project's strictures regarding the use of pointers. <text:line-break/><text:tab/>NOTE: this project was completed before the professor posted her update, and so ALL arrays except the temps for read-in of user input are exactly sized, as per the original prompt, instead of only the ones the professor specified. It scarcely made sense to me to strip that functionality from the program, so I left it in. If you feel that this was incorrect protocol, I beg for your mercy. <text:line-break/><text:tab/>NOTE: The program produces a number of warnings on compile re: the use of string literals as parameters. These are visible in the test case files. I was instructed to do this in consultation with the professor, as it greatly “prettied up” the code. The alternative, which also worked but was rather ugly, was to create temp arrays to hold the initial values for each data member, eg “rank”, “suit”, “first last”, and put those values into the arrays character by character. The string literals greatly simplify this process </text:span><text:span text:style-name="T6">and save the program from having to declare and manage some additional dynamic memory</text:span><text:span text:style-name="T4">, but </text:span><text:span text:style-name="T6">they</text:span><text:span text:style-name="T4"> do make the compiler squawk a warning. The professor said this was the better approach, so if you disagree I once again beg for your mercy. </text:span></text:p>
      <text:p text:style-name="P2"><text:soft-page-break/><text:span text:style-name="T1">Design: <text:line-break/></text:span><text:span text:style-name="T3">Much of the program is directly adapted </text:span><text:span text:style-name="T4">from last week's project, but with the necessary changes made to support the use of dynamic memory for all array operations. Much of the logic and procedure of the program has persisted, but with the new syntax and careful attention to deallocating finished arrays, setting pointers to deallocated arrays to null, etc. The opening read-in process saw significant changes to accommodate the ability for a variable number of players to be entered in via data file. I also prettied up the menu of the program, so that the options to output the decks and players did not produce quite so huge of a wall of text all at once. I also took into account grading comments from last week and made sure that all appropriate parameters for functions were pointers, not </text:span><text:span text:style-name="T6">struct objects </text:span><text:span text:style-name="T4">being passed by reference.</text:span></text:p>
      <text:p text:style-name="P3"><text:span text:style-name="T1">Problems: <text:line-break/></text:span><text:span text:style-name="T4">My problems this week largely pertained to the NOTEs in the purpose section of this document. It was not that I had difficulty getting the program to work correctly, but rather getting it working in a nicely written and compact way. I think, thanks to the professor's advice, I was able to greatly simplify and improve the readability of the code and reduce the amount of dynamic memory I had to declare and then manage, although at the cost of the previously mentioned compiler warnings. (Understandably, no one, least of all me, enjoys seeing phrases like “location”, “unshuffled”, “first last”, etc. entered into an array character by character in their code, so in the end I have to agree that it was a beneficial trade-off.)</text:span></text:p>
      <text:p text:style-name="P1"><text:soft-page-break/><text:span text:style-name="T1">Possible changes, given more time: <text:line-break/></text:span><text:span text:style-name="T2">Mostly N/A, </text:span><text:span text:style-name="T3">I am satisfied that this program meets the requirements set out by the prompt. </text:span><text:span text:style-name="T5">I did feel like there were several ambiguities this week about which way to proceed, but these were situations where both options produced a correctly functioning program, so I am not overly troubled by my choices (though I </text:span><text:span text:style-name="T6">again </text:span><text:span text:style-name="T5">do beg your mercy if you disagree; </text:span><text:span text:style-name="T6">in the absence of a rubric it can be difficult to read a grader's mind</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3783in" fo:margin-bottom="1.1811in" fo:margin-left="1.1811in" fo:margin-right="1.1811in" style:writing-mode="lr-tb" style:layout-grid-color="#c0c0c0" style:layout-grid-lines="33"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13</meta:editing-cycles>
    <meta:creation-date>2014-09-03T01:05:00</meta:creation-date>
    <dc:date>2014-09-24T12:16:03.389317742</dc:date>
    <meta:editing-duration>PT23M1S</meta:editing-duration>
    <meta:generator>LibreOffice/4.2.4.2$Linux_X86_64 LibreOffice_project/420m0$Build-2</meta:generator>
    <meta:document-statistic meta:table-count="0" meta:image-count="0" meta:object-count="0" meta:page-count="3" meta:paragraph-count="5" meta:word-count="624" meta:character-count="3638" meta:non-whitespace-character-count="301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